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64mm"/>
    </style:style>
    <style:style style:name="co2" style:family="table-column">
      <style:table-column-properties fo:break-before="auto" style:column-width="123.07mm"/>
    </style:style>
    <style:style style:name="co3" style:family="table-column">
      <style:table-column-properties fo:break-before="auto" style:column-width="24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27.6mm"/>
    </style:style>
    <style:style style:name="co7" style:family="table-column">
      <style:table-column-properties fo:break-before="auto" style:column-width="25.56mm"/>
    </style:style>
    <style:style style:name="co8" style:family="table-column">
      <style:table-column-properties fo:break-before="auto" style:column-width="26.76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ro" fo:country="R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1014" table:default-cell-style-name="Default"/>
        <table:table-row table:style-name="ro1">
          <table:table-cell table:style-name="ce5" office:value-type="string" calcext:value-type="string">
            <text:p>Use cases</text:p>
          </table:table-cell>
          <table:table-cell table:style-name="ce5" office:value-type="string" calcext:value-type="string">
            <text:p>Comportamente</text:p>
          </table:table-cell>
          <table:table-cell table:style-name="ce10" office:value-type="string" calcext:value-type="string">
            <text:p>Kitkat Phone</text:p>
          </table:table-cell>
          <table:table-cell table:style-name="ce10" office:value-type="string" calcext:value-type="string">
            <text:p>Kitkat Tablet</text:p>
          </table:table-cell>
          <table:table-cell table:style-name="ce10" office:value-type="string" calcext:value-type="string">
            <text:p>Lollipop Phone</text:p>
          </table:table-cell>
          <table:table-cell table:style-name="ce10" office:value-type="string" calcext:value-type="string">
            <text:p>Lollipop Tablet</text:p>
          </table:table-cell>
          <table:table-cell table:style-name="ce10" office:value-type="string" calcext:value-type="string">
            <text:p>Marsh Phone</text:p>
          </table:table-cell>
          <table:table-cell table:style-name="ce10" office:value-type="string" calcext:value-type="string">
            <text:p>Marsh Tablet</text:p>
          </table:table-cell>
          <table:table-cell table:style-name="ce10" office:value-type="string" calcext:value-type="string">
            <text:p>Nougat Phone</text:p>
          </table:table-cell>
          <table:table-cell table:style-name="ce10" office:value-type="string" calcext:value-type="string">
            <text:p>Nougat Tablet</text:p>
          </table:table-cell>
          <table:table-cell table:style-name="ce10" office:value-type="string" calcext:value-type="string">
            <text:p>Oreo Phone</text:p>
          </table:table-cell>
          <table:table-cell table:style-name="ce10" office:value-type="string" calcext:value-type="string">
            <text:p>Oreo Tablet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Pornire fără contacte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nire cu contacte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fișarea corespunzătoare a nr unknown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fișarea corespunzătoare a nr priva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dăugare contac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<text:s/>cu nr ok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<text:s/>cu nr nevalid</text:p>
          </table:table-cell>
          <table:table-cell/>
          <table:table-cell office:value-type="string" calcext:value-type="string">
            <text:p>Ok (112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<text:s/>cu nr duplicat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că contactul din telefon avea poză, copierea pozei în aplicați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și setarea corespunzătoare a cîmpului photo_uri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serarea unei linii corespunzătoare în tabelul listene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fișarea noului contac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Ștergere cont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înă rămîn 0 contacte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ștergerea unei linii din tabelul contact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ștergerea pozei, dacă există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ștergerea liniilor corespunzătoare din tabelul recording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ștergerea înregistrărilor de pe disc. 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fișarea listei de contacte fără contactul șter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coatere poză</text:p>
          </table:table-cell>
          <table:table-cell office:value-type="string" calcext:value-type="string">
            <text:p><text:s/>setarea pe null a cîmpului photo_uri în db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ștergere poză de pe disc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afișarea capului albastru în activitatea de edit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afișarea capului albastru în fragmentul detaliu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în fragmentul listă contac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electare poză galerie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<text:s/>salvarea pozei cropuite în data/fil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setarea cîmpului photo_uri la urlul pozei, cu fileprovider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a pozei în activitatea de edit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a pozei în fragmentul detaliu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fragmentul listă de contac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ace poză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xterior</text:p>
          </table:table-cell>
          <table:table-cell office:value-type="string" calcext:value-type="string">
            <text:p><text:s/>salvarea pozei cropuite în data/fil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elfie</text:p>
          </table:table-cell>
          <table:table-cell office:value-type="string" calcext:value-type="string">
            <text:p><text:s/>setarea cîmpului photo_uri la urlul pozei, cu fileprovider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a pozei în activitatea de edit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a pozei în fragmentul detaliu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în fragmentul listă contac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Editare nume</text:p>
          </table:table-cell>
          <table:table-cell office:value-type="string" calcext:value-type="string">
            <text:p><text:s/>modificarea cîmpului corespunzător în db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 nume în action bar detaliu/lista de contac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 nume în lista de contac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ditare număr</text:p>
          </table:table-cell>
          <table:table-cell office:value-type="string" calcext:value-type="string">
            <text:p><text:s/>modificarea cîmpului corespunzător în db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 număr în fragmentul detaliu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 număr în lista de contac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ditare tip</text:p>
          </table:table-cell>
          <table:table-cell office:value-type="string" calcext:value-type="string">
            <text:p><text:s/>modificarea cîmpului corespunzător în db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modificare tip în fragmentul detaliu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ditare nr unkown</text:p>
          </table:table-cell>
          <table:table-cell office:value-type="string" calcext:value-type="string">
            <text:p>După editare flagul unknown dispare.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tart / stop recordings calls</text:p>
          </table:table-cell>
          <table:table-cell office:value-type="string" calcext:value-type="string">
            <text:p>modificarea cîmpului corespunzător în db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odificarea informației în fragmentul detaliu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lay recording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pause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op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eek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elect recording</text:p>
          </table:table-cell>
          <table:table-cell office:value-type="string" calcext:value-type="string">
            <text:p>modificare aspect recording selecta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ong click</text:p>
          </table:table-cell>
          <table:table-cell office:value-type="string" calcext:value-type="string">
            <text:p>adăugare poziție în adapter a recordingului în lista selectedItem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rmal click</text:p>
          </table:table-cell>
          <table:table-cell office:value-type="string" calcext:value-type="string">
            <text:p>setare select mode în cazul în care nu e deja seta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săgeata stînga / hamburgerul devin invizibil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meniul dreapta devine invizibil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apare butonul clos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apare butonul expor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apare butonul dele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select recording</text:p>
          </table:table-cell>
          <table:table-cell office:value-type="string" calcext:value-type="string">
            <text:p>modificare aspect recording selecta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ștergere poziție în adapter a recordingului în lista selectedItem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tare select mode în cazul în care nu mai este un alt recording selecta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lose select mode</text:p>
          </table:table-cell>
          <table:table-cell office:value-type="string" calcext:value-type="string">
            <text:p>modificare aspect actionbar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lectMode = fals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selectarea tuturor recordingurilor selecta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ear lista selectedItem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elete recording</text:p>
          </table:table-cell>
          <table:table-cell office:value-type="string" calcext:value-type="string">
            <text:p>ștergerea liniei corespunzătoare în tabelul recording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ștergerea fișierului înregistrat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flectarea modificării în fragmentul detaliu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larificarea listei selectedRecording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xport recordings</text:p>
          </table:table-cell>
          <table:table-cell office:value-type="string" calcext:value-type="string">
            <text:p>copierea fișierelor în destinația selectată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100 MB recording</text:p>
          </table:table-cell>
          <table:table-cell office:value-type="string" calcext:value-type="string">
            <text:p>clarificarea listei selectedRecording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fișarea unui mesaj de succ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pelare nr din contactele aplicației</text:p>
          </table:table-cell>
          <table:table-cell office:value-type="string" calcext:value-type="string">
            <text:p>Afișarea notificării de înregistr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ngoing</text:p>
          </table:table-cell>
          <table:table-cell office:value-type="string" calcext:value-type="string">
            <text:p>Afișarea butoanelor stop și / sau pauză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utgoing</text:p>
          </table:table-cell>
          <table:table-cell office:value-type="string" calcext:value-type="string">
            <text:p>Pornirea automată a înregistrării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pel nr cu recording on / off</text:p>
          </table:table-cell>
          <table:table-cell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pel nr inexistent în contactele aplicației</text:p>
          </table:table-cell>
          <table:table-cell office:value-type="string" calcext:value-type="string">
            <text:p>Afișarea notificării de înregistr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fișarea butonului „start recording” în notific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art recording la nr inexistent în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ontactele aplicației</text:p>
          </table:table-cell>
          <table:table-cell office:value-type="string" calcext:value-type="string">
            <text:p>Pornirea înregistrării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fișarea butoanelor de pauză și stop înregistr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că nr există totuși în contactele telefonului, datele sunt preluat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utomat și se populează cîmpurile în tabelul recording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are poză în contactele telefonului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nu are poză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că nr nu există nici în contactele telefonului, se setează cîmpu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known la tru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auză înregistrare</text:p>
          </table:table-cell>
          <table:table-cell office:value-type="string" calcext:value-type="string">
            <text:p>înregistrarea se opreșt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art recording se transformă în resume record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luare înregistrare</text:p>
          </table:table-cell>
          <table:table-cell office:value-type="string" calcext:value-type="string">
            <text:p>înregistrarea reporneșt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sume recording se transformă în pause recordi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op înregistrare</text:p>
          </table:table-cell>
          <table:table-cell office:value-type="string" calcext:value-type="string">
            <text:p>înregistrarea se opreș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otificarea disp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lvarea înregistrării ca fișier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serarea unei linii în tabelul recording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prire convorbire</text:p>
          </table:table-cell>
          <table:table-cell office:value-type="string" calcext:value-type="string">
            <text:p>înregistrarea se opreșt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elf</text:p>
          </table:table-cell>
          <table:table-cell office:value-type="string" calcext:value-type="string">
            <text:p>notificarea dispare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 other</text:p>
          </table:table-cell>
          <table:table-cell office:value-type="string" calcext:value-type="string">
            <text:p>Salvarea înregistrării ca fișier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serarea unei linii în tabelul recording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pel de pe nr ascuns</text:p>
          </table:table-cell>
          <table:table-cell office:value-type="string" calcext:value-type="string">
            <text:p>în funcție de setări, pornește automat înregistrarea sau oferă opțiune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 a porni manual înregistrare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ișare notificare cu opțiuni corespunzătoar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acă mai sunt înregistrări de nr privat pune înregistrarea în același contac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acă nu, creează un contact nou cu cîmpul private_call tr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serează o linie în tabelul recording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lvează fișieru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erificare permisiuni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otiri ale tuturor activitățilo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ățimi diferite ale ecranului, nr diferit d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cordinguri pe lini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rimire în CallReceiver diferite formate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e nr pentru a vedea dacă PhoneNumb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zistă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3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.00.0000</text:date>, <text:time style:data-style-name="N2" text:time-value="13:27:12.556349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7:18:05.967611628</meta:creation-date>
    <dc:date>2018-10-23T19:12:13.103637236</dc:date>
    <meta:editing-duration>PT7H36M34S</meta:editing-duration>
    <meta:editing-cycles>18</meta:editing-cycles>
    <meta:generator>LibreOffice/6.0.6.2$Linux_X86_64 LibreOffice_project/00m0$Build-2</meta:generator>
    <meta:document-statistic meta:table-count="1" meta:cell-count="241" meta:object-count="0"/>
  </office:meta>
</office:document-meta>
</file>